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BERROCAL DE LA CRUZ, EDIL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846626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498184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BERROCAL DE LA CRUZ, EDILBER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846626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549818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997706</text:p>
          </table:table-cell>
          <table:table-cell table:style-name="Tabla2.D3" office:value-type="string">
            <text:p text:style-name="P23">1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25:5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